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075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2.02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  <style:style style:name="ce2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default-cell-style-name="ce2"/>
        <table:table-column table:style-name="co5" table:default-cell-style-name="Default"/>
        <table:table-row table:style-name="ro1">
          <table:table-cell office:value-type="string" calcext:value-type="string">
            <text:p>integration_time</text:p>
          </table:table-cell>
          <table:table-cell office:value-type="string" calcext:value-type="string">
            <text:p>uv_index</text:p>
          </table:table-cell>
          <table:table-cell office:value-type="string" calcext:value-type="string">
            <text:p>val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LOPE([.B2:.B6];[.C2:.C6])" office:value-type="float" office:value="0.00535385050099642" calcext:value-type="float">
            <text:p>0.0053538505</text:p>
          </table:table-cell>
          <table:table-cell table:formula="of:=[.E2]/0.001" office:value-type="float" office:value="5.35385050099642" calcext:value-type="float">
            <text:p>5.353850501</text:p>
          </table:table-cell>
        </table:table-row>
        <table:table-row table:style-name="ro1">
          <table:table-cell office:value-type="string" calcext:value-type="string">
            <text:p>1T</text:p>
          </table:table-cell>
          <table:table-cell office:value-type="float" office:value="3" calcext:value-type="float">
            <text:p>3</text:p>
          </table:table-cell>
          <table:table-cell office:value-type="float" office:value="561" calcext:value-type="float">
            <text:p>561</text:p>
          </table:table-cell>
          <table:table-cell table:formula="of:=([.B3]-[.B2])/([.C3]-[.C2])" office:value-type="float" office:value="0.0053475935828877" calcext:value-type="float">
            <text:p>5.3475935828877000000E-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T</text:p>
          </table:table-cell>
          <table:table-cell office:value-type="float" office:value="6" calcext:value-type="float">
            <text:p>6</text:p>
          </table:table-cell>
          <table:table-cell office:value-type="float" office:value="1121" calcext:value-type="float">
            <text:p>1121</text:p>
          </table:table-cell>
          <table:table-cell table:formula="of:=([.B4]-[.B3])/([.C4]-[.C3])" office:value-type="float" office:value="0.00535714285714286" calcext:value-type="float">
            <text:p>5.3571428571428600000E-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T</text:p>
          </table:table-cell>
          <table:table-cell office:value-type="float" office:value="8" calcext:value-type="float">
            <text:p>8</text:p>
          </table:table-cell>
          <table:table-cell office:value-type="float" office:value="1494" calcext:value-type="float">
            <text:p>1494</text:p>
          </table:table-cell>
          <table:table-cell table:formula="of:=([.B5]-[.B4])/([.C5]-[.C4])" office:value-type="float" office:value="0.00536193029490617" calcext:value-type="float">
            <text:p>5.3619302949061700000E-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T</text:p>
          </table:table-cell>
          <table:table-cell office:value-type="float" office:value="11" calcext:value-type="float">
            <text:p>11</text:p>
          </table:table-cell>
          <table:table-cell office:value-type="float" office:value="2055" calcext:value-type="float">
            <text:p>2055</text:p>
          </table:table-cell>
          <table:table-cell table:formula="of:=([.B6]-[.B5])/([.C6]-[.C5])" office:value-type="float" office:value="0.0053475935828877" calcext:value-type="float">
            <text:p>5.3475935828877000000E-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LOPE([.B7:.B11];[.C7:.C11])" office:value-type="float" office:value="0.00267696481585348" calcext:value-type="float">
            <text:p>0.0026769648</text:p>
          </table:table-cell>
          <table:table-cell/>
        </table:table-row>
        <table:table-row table:style-name="ro1">
          <table:table-cell office:value-type="string" calcext:value-type="string">
            <text:p>2T</text:p>
          </table:table-cell>
          <table:table-cell office:value-type="float" office:value="3" calcext:value-type="float">
            <text:p>3</text:p>
          </table:table-cell>
          <table:table-cell office:value-type="float" office:value="1121" calcext:value-type="float">
            <text:p>1121</text:p>
          </table:table-cell>
          <table:table-cell table:formula="of:=([.B8]-[.B7])/([.C8]-[.C7])" office:value-type="float" office:value="0.00267618198037467" calcext:value-type="float">
            <text:p>2.6761819803746700000E-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T</text:p>
          </table:table-cell>
          <table:table-cell office:value-type="float" office:value="6" calcext:value-type="float">
            <text:p>6</text:p>
          </table:table-cell>
          <table:table-cell office:value-type="float" office:value="2242" calcext:value-type="float">
            <text:p>2242</text:p>
          </table:table-cell>
          <table:table-cell table:formula="of:=([.B9]-[.B8])/([.C9]-[.C8])" office:value-type="float" office:value="0.00267618198037467" calcext:value-type="float">
            <text:p>2.6761819803746700000E-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T</text:p>
          </table:table-cell>
          <table:table-cell office:value-type="float" office:value="8" calcext:value-type="float">
            <text:p>8</text:p>
          </table:table-cell>
          <table:table-cell office:value-type="float" office:value="2989" calcext:value-type="float">
            <text:p>2989</text:p>
          </table:table-cell>
          <table:table-cell table:formula="of:=([.B10]-[.B9])/([.C10]-[.C9])" office:value-type="float" office:value="0.00267737617135207" calcext:value-type="float">
            <text:p>2.6773761713520700000E-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T</text:p>
          </table:table-cell>
          <table:table-cell office:value-type="float" office:value="11" calcext:value-type="float">
            <text:p>11</text:p>
          </table:table-cell>
          <table:table-cell office:value-type="float" office:value="4109" calcext:value-type="float">
            <text:p>4109</text:p>
          </table:table-cell>
          <table:table-cell table:formula="of:=([.B11]-[.B10])/([.C11]-[.C10])" office:value-type="float" office:value="0.00267857142857143" calcext:value-type="float">
            <text:p>2.6785714285714300000E-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LOPE([.B12:.B16];[.C12:.C16])" office:value-type="float" office:value="0.00133861950364348" calcext:value-type="float">
            <text:p>0.0013386195</text:p>
          </table:table-cell>
          <table:table-cell/>
        </table:table-row>
        <table:table-row table:style-name="ro1">
          <table:table-cell office:value-type="string" calcext:value-type="string">
            <text:p>4T</text:p>
          </table:table-cell>
          <table:table-cell office:value-type="float" office:value="3" calcext:value-type="float">
            <text:p>3</text:p>
          </table:table-cell>
          <table:table-cell office:value-type="float" office:value="2241" calcext:value-type="float">
            <text:p>2241</text:p>
          </table:table-cell>
          <table:table-cell table:formula="of:=([.B13]-[.B12])/([.C13]-[.C12])" office:value-type="float" office:value="0.00133868808567604" calcext:value-type="float">
            <text:p>1.3386880856760400000E-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T</text:p>
          </table:table-cell>
          <table:table-cell office:value-type="float" office:value="6" calcext:value-type="float">
            <text:p>6</text:p>
          </table:table-cell>
          <table:table-cell office:value-type="float" office:value="4483" calcext:value-type="float">
            <text:p>4483</text:p>
          </table:table-cell>
          <table:table-cell table:formula="of:=([.B14]-[.B13])/([.C14]-[.C13])" office:value-type="float" office:value="0.00133809099018733" calcext:value-type="float">
            <text:p>1.3380909901873300000E-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T</text:p>
          </table:table-cell>
          <table:table-cell office:value-type="float" office:value="8" calcext:value-type="float">
            <text:p>8</text:p>
          </table:table-cell>
          <table:table-cell office:value-type="float" office:value="5977" calcext:value-type="float">
            <text:p>5977</text:p>
          </table:table-cell>
          <table:table-cell table:formula="of:=([.B15]-[.B14])/([.C15]-[.C14])" office:value-type="float" office:value="0.00133868808567604" calcext:value-type="float">
            <text:p>1.3386880856760400000E-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T</text:p>
          </table:table-cell>
          <table:table-cell office:value-type="float" office:value="11" calcext:value-type="float">
            <text:p>11</text:p>
          </table:table-cell>
          <table:table-cell office:value-type="float" office:value="8217" calcext:value-type="float">
            <text:p>8217</text:p>
          </table:table-cell>
          <table:table-cell table:formula="of:=([.B16]-[.B15])/([.C16]-[.C15])" office:value-type="float" office:value="0.00133928571428571" calcext:value-type="float">
            <text:p>1.3392857142857100000E-003</text:p>
          </table:table-cell>
          <table:table-cell table:number-columns-repeated="2"/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scientific-number number:decimal-places="19" number:min-integer-digits="1" number:min-exponent-digits="3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6-22T02:09:10.603609085</dc:date>
    <meta:editing-duration>P0D</meta:editing-duration>
    <meta:editing-cycles>1</meta:editing-cycles>
    <meta:document-statistic meta:table-count="1" meta:cell-count="64" meta:object-count="0"/>
  </office:meta>
</office:document-meta>
</file>